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0000000100E315EDB187116230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</office:font-face-decls>
  <office:automatic-styles>
    <style:style style:name="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P2" style:family="paragraph" style:parent-style-name="Standard">
      <style:text-properties style:font-name="Noto Sans Light" fo:font-size="7pt" fo:font-weight="bold" style:font-size-asian="7pt" style:font-weight-asian="bold" style:font-size-complex="7pt" style:font-weight-complex="bold"/>
    </style:style>
    <style:style style:name="P3" style:family="paragraph" style:parent-style-name="Standard">
      <style:text-properties style:font-name="Noto Sans Light" fo:font-size="7pt" style:font-size-asian="7pt" style:font-size-complex="7pt"/>
    </style:style>
    <style:style style:name="P4" style:family="paragraph" style:parent-style-name="Standard">
      <style:text-properties fo:color="#2f5361" loext:opacity="100%" style:font-name="Noto Sans Light1" fo:font-size="7pt" fo:font-weight="bold" style:font-size-asian="7pt" style:font-weight-asian="bold" style:font-size-complex="7pt" style:font-weight-complex="bold"/>
    </style:style>
    <style:style style:name="P5" style:family="paragraph" style:parent-style-name="Standard">
      <style:text-properties style:font-name="Noto Sans Light1" fo:font-size="7pt" style:font-size-asian="7pt" style:font-size-complex="7pt"/>
    </style:style>
    <style:style style:name="P6" style:family="paragraph" style:parent-style-name="Standard">
      <style:text-properties style:font-name="Noto Sans Light1" fo:font-size="7pt" officeooo:rsid="00115d59" officeooo:paragraph-rsid="00115d59" style:font-size-asian="7pt" style:font-size-complex="7pt"/>
    </style:style>
    <style:style style:name="P7" style:family="paragraph">
      <style:paragraph-properties fo:text-align="center"/>
      <style:text-properties style:font-name="Noto Sans Light1"/>
    </style:style>
    <style:style style:name="P8" style:family="paragraph">
      <loext:graphic-properties draw:fill="none" draw:fill-color="#ffffff"/>
      <style:paragraph-properties fo:text-align="center"/>
      <style:text-properties fo:color="#2f5361" loext:opacity="100%" loext:color-lum-mod="100%" loext:color-lum-off="0%" style:font-name="Noto Sans Light1" fo:font-size="7pt" fo:font-weight="normal" style:font-size-asian="7pt" style:font-weight-asian="normal" style:font-size-complex="7pt" style:font-weight-complex="normal"/>
    </style:style>
    <style:style style:name="P9" style:family="paragraph">
      <style:text-properties fo:color="#2f5361" loext:opacity="100%"/>
    </style:style>
    <style:style style:name="P10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P11" style:family="paragraph"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P13" style:family="paragraph">
      <loext:graphic-properties draw:fill-color="#73ba25"/>
    </style:style>
    <style:style style:name="T1" style:family="text">
      <style:text-properties officeooo:rsid="000a67a7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09b918"/>
    </style:style>
    <style:style style:name="T4" style:family="text">
      <style:text-properties officeooo:rsid="000b250a"/>
    </style:style>
    <style:style style:name="T5" style:family="text">
      <style:text-properties officeooo:rsid="000ee006"/>
    </style:style>
    <style:style style:name="T6" style:family="text">
      <style:text-properties fo:color="#b5cea8" loext:opacity="100%"/>
    </style:style>
    <style:style style:name="T7" style:family="text">
      <style:text-properties fo:color="#dcdcaa" loext:opacity="100%"/>
    </style:style>
    <style:style style:name="T8" style:family="text">
      <style:text-properties fo:color="#569cd6" loext:opacity="100%"/>
    </style:style>
    <style:style style:name="T9" style:family="text">
      <style:text-properties officeooo:rsid="00115d59"/>
    </style:style>
    <style:style style:name="T10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T11" style:family="text">
      <style:text-properties fo:color="#2f5361" loext:opacity="100%" style:font-name="Source Sans Pro" fo:font-weight="bold" style:font-weight-asian="bold" style:font-weight-complex="bold"/>
    </style:style>
    <style:style style:name="T12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2827in" style:run-through="background" draw:wrap-influence-on-position="once-concurrent" loext:allow-overlap="tru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3228in" style:run-through="background" draw:wrap-influence-on-position="once-concurrent" loext:allow-overlap="true"/>
      <style:paragraph-properties style:writing-mode="lr-tb"/>
    </style:style>
    <style:style style:name="gr6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backgroun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1. Vyberte správnou variantu:</text:p>
      <text:p text:style-name="P5">a) opensuse</text:p>
      <text:p text:style-name="P5">b) openSuSE</text:p>
      <text:p text:style-name="P5">c) Open, SUSE!</text:p>
      <text:p text:style-name="P5">d) openSUSE</text:p>
      <text:p text:style-name="P5"/>
      <text:p text:style-name="P4">2. Jak mění chameleon barvu?</text:p>
      <text:p text:style-name="P5">a) Podle nálady</text:p>
      <text:p text:style-name="P5">b) Podle barevného vzorníku Pantone</text:p>
      <text:p text:style-name="P5">c) Podle rozkazu</text:p>
      <text:p text:style-name="P5">d) Podle barvy vašeho trička</text:p>
      <text:p text:style-name="P5"/>
      <text:p text:style-name="P4">3. Jak se jmenují dvě hlavní openSUSE distribuce?</text:p>
      <text:p text:style-name="P5">a) openSUSE a closedSUSE</text:p>
      <text:p text:style-name="P5">b) openSUSE Leap a openSUSE Tumbleweed</text:p>
      <text:p text:style-name="P5">c) openSUSE Pat a openSUSE Mat</text:p>
      <text:p text:style-name="P5">d) openSUSE Geeko a openSUSE Leap</text:p>
      <text:p text:style-name="P5"/>
      <text:p text:style-name="P4">4. Co znamená zkratka YaST?</text:p>
      <text:p text:style-name="P5">a) Yet another Timetracking Service</text:p>
      <text:p text:style-name="P5">b) You are So Tired</text:p>
      <text:p text:style-name="P5">c) Yet another Setup Tool</text:p>
      <text:p text:style-name="P5">d) Yetti and The Snowman</text:p>
      <text:p text:style-name="P5"/>
      <text:p text:style-name="P4">5. Co se nedá testovat v openQA?</text:p>
      <text:p text:style-name="P5">a) ASCII art</text:p>
      <text:p text:style-name="P5">b) Zobrazování webů v Mozilla Firefoxu</text:p>
      <text:p text:style-name="P5">c) Instalace Debianu</text:p>
      <text:p text:style-name="P5">d) Covid-19</text:p>
      <text:p text:style-name="P5"/>
      <text:p text:style-name="P4">6. Který z následujících <text:span text:style-name="T9">má největší kompresi</text:span>?</text:p>
      <text:p text:style-name="P5">a) <text:span text:style-name="T9">tar</text:span></text:p>
      <text:p text:style-name="P5">b) <text:span text:style-name="T9">echo</text:span></text:p>
      <text:p text:style-name="P6">c) mkfile</text:p>
      <text:p text:style-name="P5">d) <text:span text:style-name="T9">parní válec</text:span></text:p>
      <text:p text:style-name="P5"/>
      <text:p text:style-name="P4">7. Jaká je aktuální verze openSUSE Leap?</text:p>
      <text:p text:style-name="P5">a) 15.1</text:p>
      <text:p text:style-name="P5">b) 15.4</text:p>
      <text:p text:style-name="P5">c) 15.2</text:p>
      <text:p text:style-name="P5">d) 42</text:p>
      <text:p text:style-name="P5"/>
      <text:p text:style-name="P4">8. Jak se jmenuje správce balíčků v openSUSE?</text:p>
      <text:p text:style-name="P5">a) zypper</text:p>
      <text:p text:style-name="P5">b) pacman</text:p>
      <text:p text:style-name="P5">c) apt-get</text:p>
      <text:p text:style-name="P5">d) brew</text:p>
      <text:p text:style-name="P5"/>
      <text:p text:style-name="P4"><text:soft-page-break/>9. Který příkaz vypíše obsah aktuálního adresáře?</text:p>
      <text:p text:style-name="P5">a) rm -rf /</text:p>
      <text:p text:style-name="P5">b) ls -a</text:p>
      <text:p text:style-name="P5">c) vypis --fcil</text:p>
      <text:p text:style-name="P5">d) cat –all</text:p>
      <text:p text:style-name="P5"/>
      <text:p text:style-name="P4">10. Co použijete ke zvýšení bezpečnosti operačního systému?</text:p>
      <text:p text:style-name="P5">a) Army Tank</text:p>
      <text:p text:style-name="P5">b) Respirátor FFP3</text:p>
      <text:p text:style-name="P5">c) AppArmor</text:p>
      <text:p text:style-name="P5">d) AppHelmet</text:p>
      <text:p text:style-name="P5"/>
      <text:p text:style-name="P4">11. Jak se jmenuje maskot SUSE?</text:p>
      <text:p text:style-name="P5">a) Gecko</text:p>
      <text:p text:style-name="P5">b) Geek</text:p>
      <text:p text:style-name="P5">c) Geckon</text:p>
      <text:p text:style-name="P5">d) Geeko</text:p>
      <text:p text:style-name="P5"/>
      <text:p text:style-name="P4">12. Co je to Open Build Service (OBS)</text:p>
      <text:p text:style-name="P5">a) systém pro stavební společnosti</text:p>
      <text:p text:style-name="P5">b) systém pro generování dokumentace</text:p>
      <text:p text:style-name="P5">c) systém pro testování softwaru</text:p>
      <text:p text:style-name="P5">d) systém pro sestavování a distribuci balíčků</text:p>
      <text:p text:style-name="P5"/>
      <text:p text:style-name="P4">13. Jeden z nejrozšířenějších programovacích jazyků je Python. Je pojmenován podle:</text:p>
      <text:p text:style-name="P5">a) anakondy</text:p>
      <text:p text:style-name="P5">b) zábavného pořadu BBC</text:p>
      <text:p text:style-name="P5">c) velblouda</text:p>
      <text:p text:style-name="P5">d) rubínu</text:p>
      <text:p text:style-name="P5"/>
      <text:p text:style-name="P4">14. Kdo je otcem Linuxu?</text:p>
      <text:p text:style-name="P5">a) Torwald Linuksson</text:p>
      <text:p text:style-name="P5">b) Linus Torvalds</text:p>
      <text:p text:style-name="P5">c) Linux Tyrnux</text:p>
      <text:p text:style-name="P5">d) Sinus Urvaald</text:p>
      <text:p text:style-name="P5"/>
      <text:p text:style-name="P4">15. Výchozí shell v openSUSE je</text:p>
      <text:p text:style-name="P5">a) ash</text:p>
      <text:p text:style-name="P5">b) bash</text:p>
      <text:p text:style-name="P5">c) zshpicture</text:p>
      <text:p text:style-name="P5">d) dash</text:p>
      <text:p text:style-name="P5"/>
      <text:p text:style-name="P4">16. Co dělá GNOME?</text:p>
      <text:p text:style-name="P5">a) teží zlato a diamanty</text:p>
      <text:p text:style-name="P5">b) vytváří desktopové prostředí pro Linux</text:p>
      <text:p text:style-name="P5">c) instaluje Linuxové programy a apliakce</text:p>
      <text:p text:style-name="P5">d) opravuje MacOS ovladače</text:p>
      <text:p text:style-name="P5"><text:tab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Light" svg:font-family="'Noto Sans Light'" style:font-family-generic="swiss" style:font-pitch="variable"/>
    <style:font-face style:name="Noto Sans Light1" svg:font-family="'Noto Sans Light'" style:font-adornments="Light" style:font-family-generic="swiss" style:font-pitch="variable"/>
    <style:font-face style:name="Source Code Pro" svg:font-family="'Source Code Pro'" style:font-pitch="fixed"/>
    <style:font-face style:name="Source Sans Pro" svg:font-family="'Source Sans Pro'" style:font-family-generic="swiss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2.1256in" style:type="center"/>
          <style:tab-stop style:position="4.252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style:font-name="Noto Sans Light1" fo:font-size="8pt" officeooo:rsid="0009b918" officeooo:paragraph-rsid="0009b918" style:font-size-asian="8pt" style:font-size-complex="8pt"/>
    </style:style>
    <style:style style:name="MP2" style:family="paragraph">
      <loext:graphic-properties draw:fill-color="#73ba25"/>
    </style:style>
    <style:style style:name="MP3" style:family="paragraph">
      <style:text-properties fo:font-size="14pt" fo:font-weight="normal" style:font-size-asian="14pt" style:font-weight-asian="normal" style:font-size-complex="14pt" style:font-weight-complex="normal"/>
    </style:style>
    <style:style style:name="MP4" style:family="paragraph">
      <loext:graphic-properties draw:fill="none" draw:fill-color="#ffffff"/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P5" style:family="paragraph">
      <style:text-properties fo:color="#2f5361" loext:opacity="100%"/>
    </style:style>
    <style:style style:name="MP6" style:family="paragraph">
      <loext:graphic-properties draw:fill="none" draw:fill-color="#ffffff"/>
      <style:text-properties fo:color="#2f5361" loext:opacity="100%" loext:color-lum-mod="100%" loext:color-lum-off="0%" style:font-name="Source Sans Pro" fo:font-weight="bold" style:font-weight-asian="bold" style:font-weight-complex="bold"/>
    </style:style>
    <style:style style:name="MP7" style:family="paragraph">
      <style:paragraph-properties fo:text-align="center"/>
      <style:text-properties style:font-name="Noto Sans Light1"/>
    </style:style>
    <style:style style:name="MP8" style:family="paragraph">
      <loext:graphic-properties draw:fill="none" draw:fill-color="#ffffff"/>
      <style:paragraph-properties fo:text-align="center"/>
      <style:text-properties fo:color="#2f5361" loext:opacity="100%" loext:color-lum-mod="100%" loext:color-lum-off="0%" style:font-name="Noto Sans Light1" fo:font-size="7pt" fo:font-weight="normal" style:font-size-asian="7pt" style:font-weight-asian="normal" style:font-size-complex="7pt" style:font-weight-complex="normal"/>
    </style:style>
    <style:style style:name="MT1" style:family="text">
      <style:text-properties style:font-name="Source Sans Pro" fo:font-size="14pt" fo:font-weight="normal" style:font-size-asian="14pt" style:font-weight-asian="normal" style:font-size-complex="14pt" style:font-weight-complex="normal"/>
    </style:style>
    <style:style style:name="MT2" style:family="text">
      <style:text-properties fo:color="#2f5361" loext:opacity="100%" style:font-name="Source Sans Pro" fo:font-weight="bold" style:font-weight-asian="bold" style:font-weight-complex="bold"/>
    </style:style>
    <style:style style:name="MT3" style:family="text">
      <style:text-properties fo:color="#2f5361" loext:opacity="100%" style:font-name="Noto Sans Light1" fo:font-size="7pt" fo:font-weight="normal" style:font-size-asian="7pt" style:font-weight-asian="normal" style:font-size-complex="7pt" style:font-weight-complex="normal"/>
    </style:style>
    <style:style style:name="MT4" style:family="text">
      <style:text-properties officeooo:rsid="000ee006"/>
    </style:style>
    <style:style style:name="MT5" style:family="text">
      <style:text-properties officeooo:rsid="000a67a7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svg:stroke-color="#73ba25" draw:stroke-linejoin="none" draw:fill-color="#73ba25" draw:textarea-horizontal-align="justify" draw:textarea-vertical-align="middle" draw:auto-grow-height="false" fo:min-height="0.0516in" fo:min-width="5.829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Mgr2" style:family="graphic">
      <style:graphic-properties draw:stroke="none" svg:stroke-color="#000000" draw:fill="none" draw:fill-color="#ffffff" fo:min-height="0.322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Mgr3" style:family="graphic">
      <style:graphic-properties draw:stroke="none" svg:stroke-color="#000000" draw:fill="none" draw:fill-color="#ffffff" fo:min-height="0.282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Mgr4" style:family="graphic">
      <style:graphic-properties draw:stroke="none" svg:stroke-color="#000000" draw:fill="none" draw:fill-color="#ffffff" fo:min-height="0.398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5.8299in" fo:page-height="8.2701in" style:num-format="1" style:print-orientation="portrait" fo:margin-top="0.7874in" fo:margin-bottom="0.7874in" fo:margin-left="0.7874in" fo:margin-right="0.7874in" style:writing-mode="lr-tb" style:layout-grid-color="#c0c0c0" style:layout-grid-lines="15" style:layout-grid-base-height="0.278in" style:layout-grid-ruby-height="0.139in" style:layout-grid-mode="none" style:layout-grid-ruby-below="false" style:layout-grid-print="true" style:layout-grid-display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svg:height="0.3201in" fo:margin-left="0in" fo:margin-right="0in" fo:margin-bottom="0.2in" fo:background-color="transparent" style:dynamic-spacing="false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custom-shape text:anchor-type="paragraph" draw:z-index="1" draw:name="Shape 1" draw:style-name="Mgr1" draw:text-style-name="MP2" svg:width="5.8295in" svg:height="0.0516in" svg:x="-1.0402in" svg:y="-0.7874in"><text:p/><draw:enhanced-geometry svg:viewBox="0 0 21600 21600" draw:type="rectangle" draw:enhanced-path="M 0 0 L 21600 0 21600 21600 0 21600 0 0 Z N"/></draw:custom-shape><draw:frame text:anchor-type="paragraph" draw:z-index="5" draw:name="Text Frame 1" draw:style-name="Mgr2" draw:text-style-name="MP4" svg:width="1.0488in" svg:height="0.3232in" svg:x="3.7535in" svg:y="-0.6055in"><draw:text-box><text:p text:style-name="MP3"><text:span text:style-name="MT1">openSUSE</text:span></text:p></draw:text-box></draw:frame><draw:frame text:anchor-type="paragraph" draw:z-index="7" draw:name="Text Frame 2" draw:style-name="Mgr3" draw:text-style-name="MP6" svg:width="0.9598in" svg:height="0.2831in" svg:x="3.7535in" svg:y="-0.4055in"><draw:text-box><text:p text:style-name="MP5"><text:span text:style-name="MT2">QU1Z!</text:span></text:p></draw:text-box></draw:frame><draw:frame text:anchor-type="paragraph" draw:z-index="9" draw:name="Text Frame 3" draw:style-name="Mgr4" draw:text-style-name="MP8" svg:width="4.5496in" svg:height="0.3988in" svg:x="-0.0264in" svg:y="7.0835in"><draw:text-box><text:p text:style-name="MP7"><text:span text:style-name="MT3">Quiz má dvě strany. </text:span><text:span text:style-name="MT3">Nezapoměntě se </text:span><text:span text:style-name="MT3">podepsat, jinak vás </text:span><text:span text:style-name="MT3">nenebudeme moci </text:span><text:span text:style-name="MT3">přidat do loterie.</text:span></text:p><text:p text:style-name="MP7"><text:span text:style-name="MT3">Ceny dostanou pouze </text:span><text:span text:style-name="MT3">ti, kteří budou na </text:span><text:span text:style-name="MT3">stánku fyzicky při </text:span><text:span text:style-name="MT3">slosování.</text:span></text:p></draw:text-box></draw:frame><text:span text:style-name="MT4">Jméno</text:span>:<text:span text:style-name="MT5">_____________</text:span><draw:frame draw:style-name="Mfr1" draw:name="Image1" text:anchor-type="char" svg:x="3.1217in" svg:y="-0.6736in" svg:width="0.5591in" svg:height="0.5555in" draw:z-index="3"><draw:image xlink:href="Pictures/100000010000010000000100E315EDB187116230.png" xlink:type="simple" xlink:show="embed" xlink:actuate="onLoad" draw:mime-type="image/png"/></draw:frame><text:span text:style-name="MT5">_________</text:span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12:59:31.293423798</meta:creation-date>
    <dc:date>2023-03-29T09:19:29.549862982</dc:date>
    <meta:editing-duration>PT4H15M35S</meta:editing-duration>
    <meta:editing-cycles>9</meta:editing-cycles>
    <meta:generator>LibreOffice/7.5.1.2$Linux_X86_64 LibreOffice_project/fcbaee479e84c6cd81291587d2ee68cba099e129</meta:generator>
    <meta:document-statistic meta:table-count="0" meta:image-count="1" meta:object-count="0" meta:page-count="2" meta:paragraph-count="82" meta:word-count="318" meta:character-count="1770" meta:non-whitespace-character-count="1533"/>
  </office:meta>
</office:document-meta>
</file>